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1" table:number-columns-repeated="40" table:default-cell-style-name="ce1"/>
        <table:table-column table:style-name="co2" table:number-columns-repeated="16338" table:default-cell-style-name="ce1"/>
        <table:table-row table:style-name="ro1">
          <table:table-cell office:value-type="string" table:style-name="ce1">
            <text:p>patient</text:p>
          </table:table-cell>
          <table:table-cell office:value-type="string" table:style-name="ce2">
            <text:p>n_hippo</text:p>
          </table:table-cell>
          <table:table-cell office:value-type="string" table:style-name="ce2">
            <text:p>n_CA1</text:p>
          </table:table-cell>
          <table:table-cell office:value-type="string" table:style-name="ce2">
            <text:p>n_CA2/3</text:p>
          </table:table-cell>
          <table:table-cell office:value-type="string" table:style-name="ce2">
            <text:p>n_CA4</text:p>
          </table:table-cell>
          <table:table-cell office:value-type="string" table:style-name="ce2">
            <text:p>hippo_flair</text:p>
          </table:table-cell>
          <table:table-cell office:value-type="string" table:style-name="ce1">
            <text:p>ento_thick</text:p>
          </table:table-cell>
          <table:table-cell office:value-type="string" table:style-name="ce1">
            <text:p>fus_thick</text:p>
          </table:table-cell>
          <table:table-cell office:value-type="string" table:style-name="ce1">
            <text:p>inf_thick</text:p>
          </table:table-cell>
          <table:table-cell office:value-type="string" table:style-name="ce1">
            <text:p>mid_thick</text:p>
          </table:table-cell>
          <table:table-cell office:value-type="string" table:style-name="ce1">
            <text:p>para_thick</text:p>
          </table:table-cell>
          <table:table-cell office:value-type="string" table:style-name="ce1">
            <text:p>sup_thick</text:p>
          </table:table-cell>
          <table:table-cell office:value-type="string" table:style-name="ce1">
            <text:p>pole_thick</text:p>
          </table:table-cell>
          <table:table-cell office:value-type="string" table:style-name="ce1">
            <text:p>tran_thick</text:p>
          </table:table-cell>
          <table:table-cell office:value-type="string" table:style-name="ce1">
            <text:p>ento_blur</text:p>
          </table:table-cell>
          <table:table-cell office:value-type="string" table:style-name="ce1">
            <text:p>fus_blur</text:p>
          </table:table-cell>
          <table:table-cell office:value-type="string" table:style-name="ce1">
            <text:p>inf_blur</text:p>
          </table:table-cell>
          <table:table-cell office:value-type="string" table:style-name="ce1">
            <text:p>mid_blur</text:p>
          </table:table-cell>
          <table:table-cell office:value-type="string" table:style-name="ce1">
            <text:p>para_blur</text:p>
          </table:table-cell>
          <table:table-cell office:value-type="string" table:style-name="ce1">
            <text:p>sup_blur</text:p>
          </table:table-cell>
          <table:table-cell office:value-type="string" table:style-name="ce1">
            <text:p>pole_blur</text:p>
          </table:table-cell>
          <table:table-cell office:value-type="string" table:style-name="ce1">
            <text:p>tran_blur</text:p>
          </table:table-cell>
          <table:table-cell office:value-type="string" table:style-name="ce1">
            <text:p>ento_comp</text:p>
          </table:table-cell>
          <table:table-cell office:value-type="string" table:style-name="ce1">
            <text:p>fus_comp</text:p>
          </table:table-cell>
          <table:table-cell office:value-type="string" table:style-name="ce1">
            <text:p>inf_comp</text:p>
          </table:table-cell>
          <table:table-cell office:value-type="string" table:style-name="ce1">
            <text:p>mid_comp</text:p>
          </table:table-cell>
          <table:table-cell office:value-type="string" table:style-name="ce1">
            <text:p>para_comp</text:p>
          </table:table-cell>
          <table:table-cell office:value-type="string" table:style-name="ce1">
            <text:p>sup_comp</text:p>
          </table:table-cell>
          <table:table-cell office:value-type="string" table:style-name="ce1">
            <text:p>pole_comp</text:p>
          </table:table-cell>
          <table:table-cell office:value-type="string" table:style-name="ce1">
            <text:p>tran_comp</text:p>
          </table:table-cell>
          <table:table-cell office:value-type="string" table:style-name="ce1">
            <text:p>ento_FLAIR</text:p>
          </table:table-cell>
          <table:table-cell office:value-type="string" table:style-name="ce1">
            <text:p>fus_FLAIR</text:p>
          </table:table-cell>
          <table:table-cell office:value-type="string" table:style-name="ce1">
            <text:p>inf_FLAIR</text:p>
          </table:table-cell>
          <table:table-cell office:value-type="string" table:style-name="ce1">
            <text:p>mid_FLAIR</text:p>
          </table:table-cell>
          <table:table-cell office:value-type="string" table:style-name="ce1">
            <text:p>para_FLAIR</text:p>
          </table:table-cell>
          <table:table-cell office:value-type="string" table:style-name="ce1">
            <text:p>sup_FLAIR</text:p>
          </table:table-cell>
          <table:table-cell office:value-type="string" table:style-name="ce1">
            <text:p>pole_FLAIR</text:p>
          </table:table-cell>
          <table:table-cell office:value-type="string" table:style-name="ce1">
            <text:p>tran_FLAIR</text:p>
          </table:table-cell>
          <table:table-cell office:value-type="string" table:style-name="ce1">
            <text:p>ento_gradient</text:p>
          </table:table-cell>
          <table:table-cell office:value-type="string" table:style-name="ce1">
            <text:p>fus_gradient</text:p>
          </table:table-cell>
          <table:table-cell office:value-type="string" table:style-name="ce1">
            <text:p>inf_gradient</text:p>
          </table:table-cell>
          <table:table-cell office:value-type="string" table:style-name="ce1">
            <text:p>mid_gradient</text:p>
          </table:table-cell>
          <table:table-cell office:value-type="string" table:style-name="ce1">
            <text:p>para_gradient</text:p>
          </table:table-cell>
          <table:table-cell office:value-type="string" table:style-name="ce1">
            <text:p>sup_gradient</text:p>
          </table:table-cell>
          <table:table-cell office:value-type="string" table:style-name="ce1">
            <text:p>pole_gradient</text:p>
          </table:table-cell>
          <table:table-cell office:value-type="string" table:style-name="ce1">
            <text:p>tran_gradient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1lvpeiyi</text:p>
          </table:table-cell>
          <table:table-cell office:value-type="float" office:value="2.2899438514459398E-3" table:style-name="ce2">
            <text:p>0.002289944</text:p>
          </table:table-cell>
          <table:table-cell office:value-type="float" office:value="0.19336449065283901" table:style-name="ce2">
            <text:p>0.193364491</text:p>
          </table:table-cell>
          <table:table-cell office:value-type="float" office:value="5.9820387859927299E-2" table:style-name="ce2">
            <text:p>0.059820388</text:p>
          </table:table-cell>
          <table:table-cell office:value-type="float" office:value="6.9930614464070201E-2" table:style-name="ce2">
            <text:p>0.069930614</text:p>
          </table:table-cell>
          <table:table-cell office:value-type="float" office:value="1.329" table:style-name="ce2">
            <text:p>1.329</text:p>
          </table:table-cell>
          <table:table-cell office:value-type="float" office:value="-0.49399999999999999" table:style-name="ce1">
            <text:p>-0.494</text:p>
          </table:table-cell>
          <table:table-cell office:value-type="float" office:value="-2.0799999999999999E-2" table:style-name="ce1">
            <text:p>-0.0208</text:p>
          </table:table-cell>
          <table:table-cell office:value-type="float" office:value="0.47360000000000002" table:style-name="ce1">
            <text:p>0.4736</text:p>
          </table:table-cell>
          <table:table-cell office:value-type="float" office:value="0.43680000000000002" table:style-name="ce1">
            <text:p>0.4368</text:p>
          </table:table-cell>
          <table:table-cell office:value-type="float" office:value="-0.755" table:style-name="ce1">
            <text:p>-0.755</text:p>
          </table:table-cell>
          <table:table-cell office:value-type="float" office:value="0.13139999999999999" table:style-name="ce1">
            <text:p>0.1314</text:p>
          </table:table-cell>
          <table:table-cell office:value-type="float" office:value="0.66069999999999995" table:style-name="ce1">
            <text:p>0.6607</text:p>
          </table:table-cell>
          <table:table-cell office:value-type="float" office:value="-0.46929999999999999" table:style-name="ce1">
            <text:p>-0.4693</text:p>
          </table:table-cell>
          <table:table-cell office:value-type="float" office:value="-1.2724" table:style-name="ce1">
            <text:p>-1.2724</text:p>
          </table:table-cell>
          <table:table-cell office:value-type="float" office:value="-0.38750000000000001" table:style-name="ce1">
            <text:p>-0.3875</text:p>
          </table:table-cell>
          <table:table-cell office:value-type="float" office:value="-0.54259999999999997" table:style-name="ce1">
            <text:p>-0.5426</text:p>
          </table:table-cell>
          <table:table-cell office:value-type="float" office:value="-0.5927" table:style-name="ce1">
            <text:p>-0.5927</text:p>
          </table:table-cell>
          <table:table-cell office:value-type="float" office:value="-0.76190000000000002" table:style-name="ce1">
            <text:p>-0.7619</text:p>
          </table:table-cell>
          <table:table-cell office:value-type="float" office:value="-0.52490000000000003" table:style-name="ce1">
            <text:p>-0.5249</text:p>
          </table:table-cell>
          <table:table-cell office:value-type="float" office:value="-1.0637000000000001" table:style-name="ce1">
            <text:p>-1.0637</text:p>
          </table:table-cell>
          <table:table-cell office:value-type="float" office:value="-0.79320000000000002" table:style-name="ce1">
            <text:p>-0.7932</text:p>
          </table:table-cell>
          <table:table-cell office:value-type="float" office:value="-7.3800000000000004E-2" table:style-name="ce1">
            <text:p>-0.0738</text:p>
          </table:table-cell>
          <table:table-cell office:value-type="float" office:value="2.7400000000000001E-2" table:style-name="ce1">
            <text:p>0.0274</text:p>
          </table:table-cell>
          <table:table-cell office:value-type="float" office:value="-3.3300000000000003E-2" table:style-name="ce1">
            <text:p>-0.0333</text:p>
          </table:table-cell>
          <table:table-cell office:value-type="float" office:value="-6.7100000000000007E-2" table:style-name="ce1">
            <text:p>-0.0671</text:p>
          </table:table-cell>
          <table:table-cell office:value-type="float" office:value="-0.1182" table:style-name="ce1">
            <text:p>-0.1182</text:p>
          </table:table-cell>
          <table:table-cell office:value-type="float" office:value="-4.3400000000000001E-2" table:style-name="ce1">
            <text:p>-0.0434</text:p>
          </table:table-cell>
          <table:table-cell office:value-type="float" office:value="-0.15720000000000001" table:style-name="ce1">
            <text:p>-0.1572</text:p>
          </table:table-cell>
          <table:table-cell office:value-type="float" office:value="-0.127" table:style-name="ce1">
            <text:p>-0.127</text:p>
          </table:table-cell>
          <table:table-cell office:value-type="float" office:value="-1.4836" table:style-name="ce1">
            <text:p>-1.4836</text:p>
          </table:table-cell>
          <table:table-cell office:value-type="float" office:value="-0.32579999999999998" table:style-name="ce1">
            <text:p>-0.3258</text:p>
          </table:table-cell>
          <table:table-cell office:value-type="float" office:value="-0.628" table:style-name="ce1">
            <text:p>-0.628</text:p>
          </table:table-cell>
          <table:table-cell office:value-type="float" office:value="-0.77359999999999995" table:style-name="ce1">
            <text:p>-0.7736</text:p>
          </table:table-cell>
          <table:table-cell office:value-type="float" office:value="-1.0288999999999999" table:style-name="ce1">
            <text:p>-1.0289</text:p>
          </table:table-cell>
          <table:table-cell office:value-type="float" office:value="-0.6492" table:style-name="ce1">
            <text:p>-0.6492</text:p>
          </table:table-cell>
          <table:table-cell office:value-type="float" office:value="-1.1749000000000001" table:style-name="ce1">
            <text:p>-1.1749</text:p>
          </table:table-cell>
          <table:table-cell office:value-type="float" office:value="-0.5645" table:style-name="ce1">
            <text:p>-0.5645</text:p>
          </table:table-cell>
          <table:table-cell office:value-type="float" office:value="1.3721000000000001" table:style-name="ce1">
            <text:p>1.3721</text:p>
          </table:table-cell>
          <table:table-cell office:value-type="float" office:value="0.46529999999999999" table:style-name="ce1">
            <text:p>0.4653</text:p>
          </table:table-cell>
          <table:table-cell office:value-type="float" office:value="0.70760000000000001" table:style-name="ce1">
            <text:p>0.7076</text:p>
          </table:table-cell>
          <table:table-cell office:value-type="float" office:value="0.84899999999999998" table:style-name="ce1">
            <text:p>0.849</text:p>
          </table:table-cell>
          <table:table-cell office:value-type="float" office:value="0.72409999999999997" table:style-name="ce1">
            <text:p>0.7241</text:p>
          </table:table-cell>
          <table:table-cell office:value-type="float" office:value="0.64649999999999996" table:style-name="ce1">
            <text:p>0.6465</text:p>
          </table:table-cell>
          <table:table-cell office:value-type="float" office:value="1.3144" table:style-name="ce1">
            <text:p>1.3144</text:p>
          </table:table-cell>
          <table:table-cell office:value-type="float" office:value="0.97889999999999999" table:style-name="ce1">
            <text:p>0.97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2zhanghao</text:p>
          </table:table-cell>
          <table:table-cell office:value-type="float" office:value="2.3295649964351801E-3" table:style-name="ce2">
            <text:p>0.002329565</text:p>
          </table:table-cell>
          <table:table-cell office:value-type="float" office:value="0.190206103110103" table:style-name="ce2">
            <text:p>0.190206103</text:p>
          </table:table-cell>
          <table:table-cell office:value-type="float" office:value="7.3747663303609004E-2" table:style-name="ce2">
            <text:p>0.073747663</text:p>
          </table:table-cell>
          <table:table-cell office:value-type="float" office:value="7.5896238049573406E-2" table:style-name="ce2">
            <text:p>0.075896238</text:p>
          </table:table-cell>
          <table:table-cell office:value-type="float" office:value="1.3640000000000001" table:style-name="ce2">
            <text:p>1.364</text:p>
          </table:table-cell>
          <table:table-cell office:value-type="float" office:value="-0.63619999999999999" table:style-name="ce1">
            <text:p>-0.6362</text:p>
          </table:table-cell>
          <table:table-cell office:value-type="float" office:value="0.2339" table:style-name="ce1">
            <text:p>0.2339</text:p>
          </table:table-cell>
          <table:table-cell office:value-type="float" office:value="0.2555" table:style-name="ce1">
            <text:p>0.2555</text:p>
          </table:table-cell>
          <table:table-cell office:value-type="float" office:value="0.85589999999999999" table:style-name="ce1">
            <text:p>0.8559</text:p>
          </table:table-cell>
          <table:table-cell office:value-type="float" office:value="-0.60319999999999996" table:style-name="ce1">
            <text:p>-0.6032</text:p>
          </table:table-cell>
          <table:table-cell office:value-type="float" office:value="0.41620000000000001" table:style-name="ce1">
            <text:p>0.4162</text:p>
          </table:table-cell>
          <table:table-cell office:value-type="float" office:value="0.30449999999999999" table:style-name="ce1">
            <text:p>0.3045</text:p>
          </table:table-cell>
          <table:table-cell office:value-type="float" office:value="0.24909999999999999" table:style-name="ce1">
            <text:p>0.2491</text:p>
          </table:table-cell>
          <table:table-cell office:value-type="float" office:value="-1.3309" table:style-name="ce1">
            <text:p>-1.3309</text:p>
          </table:table-cell>
          <table:table-cell office:value-type="float" office:value="-0.28239999999999998" table:style-name="ce1">
            <text:p>-0.2824</text:p>
          </table:table-cell>
          <table:table-cell office:value-type="float" office:value="-0.21129999999999999" table:style-name="ce1">
            <text:p>-0.2113</text:p>
          </table:table-cell>
          <table:table-cell office:value-type="float" office:value="0.158" table:style-name="ce1">
            <text:p>0.158</text:p>
          </table:table-cell>
          <table:table-cell office:value-type="float" office:value="-0.53610000000000002" table:style-name="ce1">
            <text:p>-0.5361</text:p>
          </table:table-cell>
          <table:table-cell office:value-type="float" office:value="-9.9900000000000003E-2" table:style-name="ce1">
            <text:p>-0.0999</text:p>
          </table:table-cell>
          <table:table-cell office:value-type="float" office:value="-0.67200000000000004" table:style-name="ce1">
            <text:p>-0.672</text:p>
          </table:table-cell>
          <table:table-cell office:value-type="float" office:value="-1.0497000000000001" table:style-name="ce1">
            <text:p>-1.0497</text:p>
          </table:table-cell>
          <table:table-cell office:value-type="float" office:value="-0.4945" table:style-name="ce1">
            <text:p>-0.4945</text:p>
          </table:table-cell>
          <table:table-cell office:value-type="float" office:value="1.41E-2" table:style-name="ce1">
            <text:p>0.0141</text:p>
          </table:table-cell>
          <table:table-cell office:value-type="float" office:value="-0.1789" table:style-name="ce1">
            <text:p>-0.1789</text:p>
          </table:table-cell>
          <table:table-cell office:value-type="float" office:value="-6.1600000000000002E-2" table:style-name="ce1">
            <text:p>-0.0616</text:p>
          </table:table-cell>
          <table:table-cell office:value-type="float" office:value="-0.14849999999999999" table:style-name="ce1">
            <text:p>-0.1485</text:p>
          </table:table-cell>
          <table:table-cell office:value-type="float" office:value="5.0799999999999998E-2" table:style-name="ce1">
            <text:p>0.0508</text:p>
          </table:table-cell>
          <table:table-cell office:value-type="float" office:value="-0.28410000000000002" table:style-name="ce1">
            <text:p>-0.2841</text:p>
          </table:table-cell>
          <table:table-cell office:value-type="float" office:value="-0.1205" table:style-name="ce1">
            <text:p>-0.1205</text:p>
          </table:table-cell>
          <table:table-cell office:value-type="float" office:value="-1.3676999999999999" table:style-name="ce1">
            <text:p>-1.3677</text:p>
          </table:table-cell>
          <table:table-cell office:value-type="float" office:value="-0.25269999999999998" table:style-name="ce1">
            <text:p>-0.2527</text:p>
          </table:table-cell>
          <table:table-cell office:value-type="float" office:value="-9.0999999999999998E-2" table:style-name="ce1">
            <text:p>-0.091</text:p>
          </table:table-cell>
          <table:table-cell office:value-type="float" office:value="3.4299999999999997E-2" table:style-name="ce1">
            <text:p>0.0343</text:p>
          </table:table-cell>
          <table:table-cell office:value-type="float" office:value="-0.52580000000000005" table:style-name="ce1">
            <text:p>-0.5258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-1.0883" table:style-name="ce1">
            <text:p>-1.0883</text:p>
          </table:table-cell>
          <table:table-cell office:value-type="float" office:value="0.27779999999999999" table:style-name="ce1">
            <text:p>0.2778</text:p>
          </table:table-cell>
          <table:table-cell office:value-type="float" office:value="1.3715999999999999" table:style-name="ce1">
            <text:p>1.3716</text:p>
          </table:table-cell>
          <table:table-cell office:value-type="float" office:value="0.51910000000000001" table:style-name="ce1">
            <text:p>0.5191</text:p>
          </table:table-cell>
          <table:table-cell office:value-type="float" office:value="0.26169999999999999" table:style-name="ce1">
            <text:p>0.2617</text:p>
          </table:table-cell>
          <table:table-cell office:value-type="float" office:value="0.1275" table:style-name="ce1">
            <text:p>0.1275</text:p>
          </table:table-cell>
          <table:table-cell office:value-type="float" office:value="0.43669999999999998" table:style-name="ce1">
            <text:p>0.4367</text:p>
          </table:table-cell>
          <table:table-cell office:value-type="float" office:value="0.34549999999999997" table:style-name="ce1">
            <text:p>0.3455</text:p>
          </table:table-cell>
          <table:table-cell office:value-type="float" office:value="0.76910000000000001" table:style-name="ce1">
            <text:p>0.7691</text:p>
          </table:table-cell>
          <table:table-cell office:value-type="float" office:value="1.5466" table:style-name="ce1">
            <text:p>1.54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3zhanggenhong</text:p>
          </table:table-cell>
          <table:table-cell office:value-type="float" office:value="2.30760663977541E-3" table:style-name="ce2">
            <text:p>0.002307607</text:p>
          </table:table-cell>
          <table:table-cell office:value-type="float" office:value="0.194512341673134" table:style-name="ce2">
            <text:p>0.194512342</text:p>
          </table:table-cell>
          <table:table-cell office:value-type="float" office:value="6.2837311346104402E-2" table:style-name="ce2">
            <text:p>0.062837311</text:p>
          </table:table-cell>
          <table:table-cell office:value-type="float" office:value="7.0749529419566998E-2" table:style-name="ce2">
            <text:p>0.070749529</text:p>
          </table:table-cell>
          <table:table-cell office:value-type="float" office:value="1.131" table:style-name="ce2">
            <text:p>1.131</text:p>
          </table:table-cell>
          <table:table-cell office:value-type="float" office:value="-0.27060000000000001" table:style-name="ce1">
            <text:p>-0.2706</text:p>
          </table:table-cell>
          <table:table-cell office:value-type="float" office:value="-9.5799999999999996E-2" table:style-name="ce1">
            <text:p>-0.0958</text:p>
          </table:table-cell>
          <table:table-cell office:value-type="float" office:value="0.3206" table:style-name="ce1">
            <text:p>0.3206</text:p>
          </table:table-cell>
          <table:table-cell office:value-type="float" office:value="0.7339" table:style-name="ce1">
            <text:p>0.7339</text:p>
          </table:table-cell>
          <table:table-cell office:value-type="float" office:value="-0.79579999999999995" table:style-name="ce1">
            <text:p>-0.7958</text:p>
          </table:table-cell>
          <table:table-cell office:value-type="float" office:value="0.23469999999999999" table:style-name="ce1">
            <text:p>0.2347</text:p>
          </table:table-cell>
          <table:table-cell office:value-type="float" office:value="0.90810000000000002" table:style-name="ce1">
            <text:p>0.9081</text:p>
          </table:table-cell>
          <table:table-cell office:value-type="float" office:value="-0.72260000000000002" table:style-name="ce1">
            <text:p>-0.7226</text:p>
          </table:table-cell>
          <table:table-cell office:value-type="float" office:value="-0.85619999999999996" table:style-name="ce1">
            <text:p>-0.8562</text:p>
          </table:table-cell>
          <table:table-cell office:value-type="float" office:value="-0.2863" table:style-name="ce1">
            <text:p>-0.2863</text:p>
          </table:table-cell>
          <table:table-cell office:value-type="float" office:value="0.1411" table:style-name="ce1">
            <text:p>0.1411</text:p>
          </table:table-cell>
          <table:table-cell office:value-type="float" office:value="0.314" table:style-name="ce1">
            <text:p>0.314</text:p>
          </table:table-cell>
          <table:table-cell office:value-type="float" office:value="-0.20799999999999999" table:style-name="ce1">
            <text:p>-0.208</text:p>
          </table:table-cell>
          <table:table-cell office:value-type="float" office:value="-0.1237" table:style-name="ce1">
            <text:p>-0.1237</text:p>
          </table:table-cell>
          <table:table-cell office:value-type="float" office:value="-0.35389999999999999" table:style-name="ce1">
            <text:p>-0.3539</text:p>
          </table:table-cell>
          <table:table-cell office:value-type="float" office:value="-1.3179000000000001" table:style-name="ce1">
            <text:p>-1.3179</text:p>
          </table:table-cell>
          <table:table-cell office:value-type="float" office:value="-0.41770000000000002" table:style-name="ce1">
            <text:p>-0.4177</text:p>
          </table:table-cell>
          <table:table-cell office:value-type="float" office:value="-0.13070000000000001" table:style-name="ce1">
            <text:p>-0.1307</text:p>
          </table:table-cell>
          <table:table-cell office:value-type="float" office:value="-2.64E-2" table:style-name="ce1">
            <text:p>-0.0264</text:p>
          </table:table-cell>
          <table:table-cell office:value-type="float" office:value="-6.5500000000000003E-2" table:style-name="ce1">
            <text:p>-0.0655</text:p>
          </table:table-cell>
          <table:table-cell office:value-type="float" office:value="-4.6100000000000002E-2" table:style-name="ce1">
            <text:p>-0.0461</text:p>
          </table:table-cell>
          <table:table-cell office:value-type="float" office:value="4.7199999999999999E-2" table:style-name="ce1">
            <text:p>0.0472</text:p>
          </table:table-cell>
          <table:table-cell office:value-type="float" office:value="-0.37980000000000003" table:style-name="ce1">
            <text:p>-0.3798</text:p>
          </table:table-cell>
          <table:table-cell office:value-type="float" office:value="-0.44919999999999999" table:style-name="ce1">
            <text:p>-0.4492</text:p>
          </table:table-cell>
          <table:table-cell office:value-type="float" office:value="-1.7144999999999999" table:style-name="ce1">
            <text:p>-1.7145</text:p>
          </table:table-cell>
          <table:table-cell office:value-type="float" office:value="-0.4022" table:style-name="ce1">
            <text:p>-0.4022</text:p>
          </table:table-cell>
          <table:table-cell office:value-type="float" office:value="-0.19939999999999999" table:style-name="ce1">
            <text:p>-0.1994</text:p>
          </table:table-cell>
          <table:table-cell office:value-type="float" office:value="-0.31490000000000001" table:style-name="ce1">
            <text:p>-0.3149</text:p>
          </table:table-cell>
          <table:table-cell office:value-type="float" office:value="-0.73019999999999996" table:style-name="ce1">
            <text:p>-0.7302</text:p>
          </table:table-cell>
          <table:table-cell office:value-type="float" office:value="-0.56910000000000005" table:style-name="ce1">
            <text:p>-0.5691</text:p>
          </table:table-cell>
          <table:table-cell office:value-type="float" office:value="-0.78359999999999996" table:style-name="ce1">
            <text:p>-0.7836</text:p>
          </table:table-cell>
          <table:table-cell office:value-type="float" office:value="-0.95009999999999994" table:style-name="ce1">
            <text:p>-0.9501</text:p>
          </table:table-cell>
          <table:table-cell office:value-type="float" office:value="0.50270000000000004" table:style-name="ce1">
            <text:p>0.5027</text:p>
          </table:table-cell>
          <table:table-cell office:value-type="float" office:value="0.30159999999999998" table:style-name="ce1">
            <text:p>0.3016</text:p>
          </table:table-cell>
          <table:table-cell office:value-type="float" office:value="-0.1087" table:style-name="ce1">
            <text:p>-0.1087</text:p>
          </table:table-cell>
          <table:table-cell office:value-type="float" office:value="-0.1236" table:style-name="ce1">
            <text:p>-0.1236</text:p>
          </table:table-cell>
          <table:table-cell office:value-type="float" office:value="-7.85E-2" table:style-name="ce1">
            <text:p>-0.0785</text:p>
          </table:table-cell>
          <table:table-cell office:value-type="float" office:value="0.21529999999999999" table:style-name="ce1">
            <text:p>0.2153</text:p>
          </table:table-cell>
          <table:table-cell office:value-type="float" office:value="0.47470000000000001" table:style-name="ce1">
            <text:p>0.4747</text:p>
          </table:table-cell>
          <table:table-cell office:value-type="float" office:value="1.3998999999999999" table:style-name="ce1">
            <text:p>1.39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4yangyongliang</text:p>
          </table:table-cell>
          <table:table-cell office:value-type="float" office:value="2.2097032313026202E-3" table:style-name="ce2">
            <text:p>0.002209703</text:p>
          </table:table-cell>
          <table:table-cell office:value-type="float" office:value="0.18317562345354599" table:style-name="ce2">
            <text:p>0.183175623</text:p>
          </table:table-cell>
          <table:table-cell office:value-type="float" office:value="5.9963792020865297E-2" table:style-name="ce2">
            <text:p>0.059963792</text:p>
          </table:table-cell>
          <table:table-cell office:value-type="float" office:value="6.9475223163046398E-2" table:style-name="ce2">
            <text:p>0.069475223</text:p>
          </table:table-cell>
          <table:table-cell office:value-type="float" office:value="1.3069999999999999" table:style-name="ce2">
            <text:p>1.307</text:p>
          </table:table-cell>
          <table:table-cell office:value-type="float" office:value="0.48520000000000002" table:style-name="ce1">
            <text:p>0.4852</text:p>
          </table:table-cell>
          <table:table-cell office:value-type="float" office:value="0.53539999999999999" table:style-name="ce1">
            <text:p>0.5354</text:p>
          </table:table-cell>
          <table:table-cell office:value-type="float" office:value="0.63729999999999998" table:style-name="ce1">
            <text:p>0.6373</text:p>
          </table:table-cell>
          <table:table-cell office:value-type="float" office:value="0.88680000000000003" table:style-name="ce1">
            <text:p>0.8868</text:p>
          </table:table-cell>
          <table:table-cell office:value-type="float" office:value="5.0000000000000001E-4" table:style-name="ce1">
            <text:p>0.0005</text:p>
          </table:table-cell>
          <table:table-cell office:value-type="float" office:value="0.37859999999999999" table:style-name="ce1">
            <text:p>0.3786</text:p>
          </table:table-cell>
          <table:table-cell office:value-type="float" office:value="0.53749999999999998" table:style-name="ce1">
            <text:p>0.5375</text:p>
          </table:table-cell>
          <table:table-cell office:value-type="float" office:value="-0.50680000000000003" table:style-name="ce1">
            <text:p>-0.5068</text:p>
          </table:table-cell>
          <table:table-cell office:value-type="float" office:value="-0.3523" table:style-name="ce1">
            <text:p>-0.3523</text:p>
          </table:table-cell>
          <table:table-cell office:value-type="float" office:value="6.8900000000000003E-2" table:style-name="ce1">
            <text:p>0.0689</text:p>
          </table:table-cell>
          <table:table-cell office:value-type="float" office:value="0.4788" table:style-name="ce1">
            <text:p>0.4788</text:p>
          </table:table-cell>
          <table:table-cell office:value-type="float" office:value="0.437" table:style-name="ce1">
            <text:p>0.437</text:p>
          </table:table-cell>
          <table:table-cell office:value-type="float" office:value="-6.0900000000000003E-2" table:style-name="ce1">
            <text:p>-0.0609</text:p>
          </table:table-cell>
          <table:table-cell office:value-type="float" office:value="5.0799999999999998E-2" table:style-name="ce1">
            <text:p>0.0508</text:p>
          </table:table-cell>
          <table:table-cell office:value-type="float" office:value="0.18490000000000001" table:style-name="ce1">
            <text:p>0.1849</text:p>
          </table:table-cell>
          <table:table-cell office:value-type="float" office:value="-1.2948" table:style-name="ce1">
            <text:p>-1.2948</text:p>
          </table:table-cell>
          <table:table-cell office:value-type="float" office:value="0.14510000000000001" table:style-name="ce1">
            <text:p>0.1451</text:p>
          </table:table-cell>
          <table:table-cell office:value-type="float" office:value="-2.7099999999999999E-2" table:style-name="ce1">
            <text:p>-0.0271</text:p>
          </table:table-cell>
          <table:table-cell office:value-type="float" office:value="-6.6E-3" table:style-name="ce1">
            <text:p>-0.0066</text:p>
          </table:table-cell>
          <table:table-cell office:value-type="float" office:value="-3.7499999999999999E-2" table:style-name="ce1">
            <text:p>-0.0375</text:p>
          </table:table-cell>
          <table:table-cell office:value-type="float" office:value="-0.23089999999999999" table:style-name="ce1">
            <text:p>-0.2309</text:p>
          </table:table-cell>
          <table:table-cell office:value-type="float" office:value="6.9900000000000004E-2" table:style-name="ce1">
            <text:p>0.0699</text:p>
          </table:table-cell>
          <table:table-cell office:value-type="float" office:value="-0.18240000000000001" table:style-name="ce1">
            <text:p>-0.1824</text:p>
          </table:table-cell>
          <table:table-cell office:value-type="float" office:value="-0.1542" table:style-name="ce1">
            <text:p>-0.1542</text:p>
          </table:table-cell>
          <table:table-cell office:value-type="float" office:value="-0.64119999999999999" table:style-name="ce1">
            <text:p>-0.6412</text:p>
          </table:table-cell>
          <table:table-cell office:value-type="float" office:value="-0.11119999999999999" table:style-name="ce1">
            <text:p>-0.1112</text:p>
          </table:table-cell>
          <table:table-cell office:value-type="float" office:value="0.2215" table:style-name="ce1">
            <text:p>0.2215</text:p>
          </table:table-cell>
          <table:table-cell office:value-type="float" office:value="0.37719999999999998" table:style-name="ce1">
            <text:p>0.3772</text:p>
          </table:table-cell>
          <table:table-cell office:value-type="float" office:value="-0.2465" table:style-name="ce1">
            <text:p>-0.2465</text:p>
          </table:table-cell>
          <table:table-cell office:value-type="float" office:value="0.31340000000000001" table:style-name="ce1">
            <text:p>0.3134</text:p>
          </table:table-cell>
          <table:table-cell office:value-type="float" office:value="-0.68179999999999996" table:style-name="ce1">
            <text:p>-0.6818</text:p>
          </table:table-cell>
          <table:table-cell office:value-type="float" office:value="7.3599999999999999E-2" table:style-name="ce1">
            <text:p>0.0736</text:p>
          </table:table-cell>
          <table:table-cell office:value-type="float" office:value="0.64929999999999999" table:style-name="ce1">
            <text:p>0.6493</text:p>
          </table:table-cell>
          <table:table-cell office:value-type="float" office:value="6.3E-2" table:style-name="ce1">
            <text:p>0.063</text:p>
          </table:table-cell>
          <table:table-cell office:value-type="float" office:value="-0.36159999999999998" table:style-name="ce1">
            <text:p>-0.3616</text:p>
          </table:table-cell>
          <table:table-cell office:value-type="float" office:value="-0.18740000000000001" table:style-name="ce1">
            <text:p>-0.1874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10290000000000001" table:style-name="ce1">
            <text:p>0.1029</text:p>
          </table:table-cell>
          <table:table-cell office:value-type="float" office:value="-8.2000000000000007E-3" table:style-name="ce1">
            <text:p>-0.0082</text:p>
          </table:table-cell>
          <table:table-cell office:value-type="float" office:value="1.4626999999999999" table:style-name="ce1">
            <text:p>1.46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5liangshilei</text:p>
          </table:table-cell>
          <table:table-cell office:value-type="float" office:value="2.2100738888518102E-3" table:style-name="ce2">
            <text:p>0.002210074</text:p>
          </table:table-cell>
          <table:table-cell office:value-type="float" office:value="0.190493913056481" table:style-name="ce2">
            <text:p>0.190493913</text:p>
          </table:table-cell>
          <table:table-cell office:value-type="float" office:value="5.83673287329292E-2" table:style-name="ce2">
            <text:p>0.058367329</text:p>
          </table:table-cell>
          <table:table-cell office:value-type="float" office:value="6.8923368596941703E-2" table:style-name="ce2">
            <text:p>0.068923369</text:p>
          </table:table-cell>
          <table:table-cell office:value-type="float" office:value="1.198" table:style-name="ce2">
            <text:p>1.198</text:p>
          </table:table-cell>
          <table:table-cell office:value-type="float" office:value="-0.94140000000000001" table:style-name="ce1">
            <text:p>-0.9414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0.3775" table:style-name="ce1">
            <text:p>0.3775</text:p>
          </table:table-cell>
          <table:table-cell office:value-type="float" office:value="-0.83640000000000003" table:style-name="ce1">
            <text:p>-0.8364</text:p>
          </table:table-cell>
          <table:table-cell office:value-type="float" office:value="9.06E-2" table:style-name="ce1">
            <text:p>0.0906</text:p>
          </table:table-cell>
          <table:table-cell office:value-type="float" office:value="0.17929999999999999" table:style-name="ce1">
            <text:p>0.1793</text:p>
          </table:table-cell>
          <table:table-cell office:value-type="float" office:value="-0.37009999999999998" table:style-name="ce1">
            <text:p>-0.3701</text:p>
          </table:table-cell>
          <table:table-cell office:value-type="float" office:value="-1.59" table:style-name="ce1">
            <text:p>-1.59</text:p>
          </table:table-cell>
          <table:table-cell office:value-type="float" office:value="-0.36959999999999998" table:style-name="ce1">
            <text:p>-0.3696</text:p>
          </table:table-cell>
          <table:table-cell office:value-type="float" office:value="-0.16009999999999999" table:style-name="ce1">
            <text:p>-0.1601</text:p>
          </table:table-cell>
          <table:table-cell office:value-type="float" office:value="0.1077" table:style-name="ce1">
            <text:p>0.1077</text:p>
          </table:table-cell>
          <table:table-cell office:value-type="float" office:value="-0.72660000000000002" table:style-name="ce1">
            <text:p>-0.7266</text:p>
          </table:table-cell>
          <table:table-cell office:value-type="float" office:value="-0.21290000000000001" table:style-name="ce1">
            <text:p>-0.2129</text:p>
          </table:table-cell>
          <table:table-cell office:value-type="float" office:value="-0.88060000000000005" table:style-name="ce1">
            <text:p>-0.8806</text:p>
          </table:table-cell>
          <table:table-cell office:value-type="float" office:value="-0.94679999999999997" table:style-name="ce1">
            <text:p>-0.9468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9E-2" table:style-name="ce1">
            <text:p>0.0109</text:p>
          </table:table-cell>
          <table:table-cell office:value-type="float" office:value="1.04E-2" table:style-name="ce1">
            <text:p>0.0104</text:p>
          </table:table-cell>
          <table:table-cell office:value-type="float" office:value="1.04E-2" table:style-name="ce1">
            <text:p>0.0104</text:p>
          </table:table-cell>
          <table:table-cell office:value-type="float" office:value="-2.2120000000000002" table:style-name="ce1">
            <text:p>-2.212</text:p>
          </table:table-cell>
          <table:table-cell office:value-type="float" office:value="-0.39419999999999999" table:style-name="ce1">
            <text:p>-0.3942</text:p>
          </table:table-cell>
          <table:table-cell office:value-type="float" office:value="-0.24229999999999999" table:style-name="ce1">
            <text:p>-0.2423</text:p>
          </table:table-cell>
          <table:table-cell office:value-type="float" office:value="-0.30349999999999999" table:style-name="ce1">
            <text:p>-0.3035</text:p>
          </table:table-cell>
          <table:table-cell office:value-type="float" office:value="-0.89300000000000002" table:style-name="ce1">
            <text:p>-0.893</text:p>
          </table:table-cell>
          <table:table-cell office:value-type="float" office:value="-0.37659999999999999" table:style-name="ce1">
            <text:p>-0.3766</text:p>
          </table:table-cell>
          <table:table-cell office:value-type="float" office:value="-1.2882" table:style-name="ce1">
            <text:p>-1.2882</text:p>
          </table:table-cell>
          <table:table-cell office:value-type="float" office:value="1E-3" table:style-name="ce1">
            <text:p>0.001</text:p>
          </table:table-cell>
          <table:table-cell office:value-type="float" office:value="1.6959" table:style-name="ce1">
            <text:p>1.6959</text:p>
          </table:table-cell>
          <table:table-cell office:value-type="float" office:value="0.46229999999999999" table:style-name="ce1">
            <text:p>0.4623</text:p>
          </table:table-cell>
          <table:table-cell office:value-type="float" office:value="0.19120000000000001" table:style-name="ce1">
            <text:p>0.191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.64890000000000003" table:style-name="ce1">
            <text:p>0.6489</text:p>
          </table:table-cell>
          <table:table-cell office:value-type="float" office:value="0.29530000000000001" table:style-name="ce1">
            <text:p>0.2953</text:p>
          </table:table-cell>
          <table:table-cell office:value-type="float" office:value="1.2161999999999999" table:style-name="ce1">
            <text:p>1.2162</text:p>
          </table:table-cell>
          <table:table-cell office:value-type="float" office:value="1.3024" table:style-name="ce1">
            <text:p>1.30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7weijinfeng</text:p>
          </table:table-cell>
          <table:table-cell office:value-type="float" office:value="2.6857677143143099E-3" table:style-name="ce2">
            <text:p>0.002685768</text:p>
          </table:table-cell>
          <table:table-cell office:value-type="float" office:value="0.18732822164505" table:style-name="ce2">
            <text:p>0.187328222</text:p>
          </table:table-cell>
          <table:table-cell office:value-type="float" office:value="5.5054725889458402E-2" table:style-name="ce2">
            <text:p>0.055054726</text:p>
          </table:table-cell>
          <table:table-cell office:value-type="float" office:value="6.9462922247984907E-2" table:style-name="ce2">
            <text:p>0.069462922</text:p>
          </table:table-cell>
          <table:table-cell office:value-type="float" office:value="1.39" table:style-name="ce2">
            <text:p>1.39</text:p>
          </table:table-cell>
          <table:table-cell office:value-type="float" office:value="0.16950000000000001" table:style-name="ce1">
            <text:p>0.1695</text:p>
          </table:table-cell>
          <table:table-cell office:value-type="float" office:value="0.22520000000000001" table:style-name="ce1">
            <text:p>0.2252</text:p>
          </table:table-cell>
          <table:table-cell office:value-type="float" office:value="0.44140000000000001" table:style-name="ce1">
            <text:p>0.4414</text:p>
          </table:table-cell>
          <table:table-cell office:value-type="float" office:value="0.87790000000000001" table:style-name="ce1">
            <text:p>0.8779</text:p>
          </table:table-cell>
          <table:table-cell office:value-type="float" office:value="-8.3099999999999993E-2" table:style-name="ce1">
            <text:p>-0.0831</text:p>
          </table:table-cell>
          <table:table-cell office:value-type="float" office:value="0.62129999999999996" table:style-name="ce1">
            <text:p>0.6213</text:p>
          </table:table-cell>
          <table:table-cell office:value-type="float" office:value="1.1093999999999999" table:style-name="ce1">
            <text:p>1.1094</text:p>
          </table:table-cell>
          <table:table-cell office:value-type="float" office:value="-8.6099999999999996E-2" table:style-name="ce1">
            <text:p>-0.0861</text:p>
          </table:table-cell>
          <table:table-cell office:value-type="float" office:value="-0.91590000000000005" table:style-name="ce1">
            <text:p>-0.9159</text:p>
          </table:table-cell>
          <table:table-cell office:value-type="float" office:value="-0.16" table:style-name="ce1">
            <text:p>-0.16</text:p>
          </table:table-cell>
          <table:table-cell office:value-type="float" office:value="5.8799999999999998E-2" table:style-name="ce1">
            <text:p>0.0588</text:p>
          </table:table-cell>
          <table:table-cell office:value-type="float" office:value="0.33110000000000001" table:style-name="ce1">
            <text:p>0.3311</text:p>
          </table:table-cell>
          <table:table-cell office:value-type="float" office:value="-0.3528" table:style-name="ce1">
            <text:p>-0.3528</text:p>
          </table:table-cell>
          <table:table-cell office:value-type="float" office:value="-0.18240000000000001" table:style-name="ce1">
            <text:p>-0.1824</text:p>
          </table:table-cell>
          <table:table-cell office:value-type="float" office:value="-0.49020000000000002" table:style-name="ce1">
            <text:p>-0.4902</text:p>
          </table:table-cell>
          <table:table-cell office:value-type="float" office:value="-0.89119999999999999" table:style-name="ce1">
            <text:p>-0.891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-1.1102000000000001" table:style-name="ce1">
            <text:p>-1.1102</text:p>
          </table:table-cell>
          <table:table-cell office:value-type="float" office:value="-0.1547" table:style-name="ce1">
            <text:p>-0.1547</text:p>
          </table:table-cell>
          <table:table-cell office:value-type="float" office:value="-0.1817" table:style-name="ce1">
            <text:p>-0.1817</text:p>
          </table:table-cell>
          <table:table-cell office:value-type="float" office:value="1.9199999999999998E-2" table:style-name="ce1">
            <text:p>0.0192</text:p>
          </table:table-cell>
          <table:table-cell office:value-type="float" office:value="-0.53049999999999997" table:style-name="ce1">
            <text:p>-0.5305</text:p>
          </table:table-cell>
          <table:table-cell office:value-type="float" office:value="-0.1409" table:style-name="ce1">
            <text:p>-0.1409</text:p>
          </table:table-cell>
          <table:table-cell office:value-type="float" office:value="-0.78769999999999996" table:style-name="ce1">
            <text:p>-0.7877</text:p>
          </table:table-cell>
          <table:table-cell office:value-type="float" office:value="-0.73829999999999996" table:style-name="ce1">
            <text:p>-0.7383</text:p>
          </table:table-cell>
          <table:table-cell office:value-type="float" office:value="1.2045999999999999" table:style-name="ce1">
            <text:p>1.2046</text:p>
          </table:table-cell>
          <table:table-cell office:value-type="float" office:value="0.251" table:style-name="ce1">
            <text:p>0.251</text:p>
          </table:table-cell>
          <table:table-cell office:value-type="float" office:value="-9.0700000000000003E-2" table:style-name="ce1">
            <text:p>-0.0907</text:p>
          </table:table-cell>
          <table:table-cell office:value-type="float" office:value="-7.7100000000000002E-2" table:style-name="ce1">
            <text:p>-0.0771</text:p>
          </table:table-cell>
          <table:table-cell office:value-type="float" office:value="0.46139999999999998" table:style-name="ce1">
            <text:p>0.4614</text:p>
          </table:table-cell>
          <table:table-cell office:value-type="float" office:value="0.46560000000000001" table:style-name="ce1">
            <text:p>0.4656</text:p>
          </table:table-cell>
          <table:table-cell office:value-type="float" office:value="0.79669999999999996" table:style-name="ce1">
            <text:p>0.7967</text:p>
          </table:table-cell>
          <table:table-cell office:value-type="float" office:value="1.1944999999999999" table:style-name="ce1">
            <text:p>1.19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8huangjiancheng</text:p>
          </table:table-cell>
          <table:table-cell office:value-type="float" office:value="2.1275956849511699E-3" table:style-name="ce2">
            <text:p>0.002127596</text:p>
          </table:table-cell>
          <table:table-cell office:value-type="float" office:value="0.19115663919133499" table:style-name="ce2">
            <text:p>0.191156639</text:p>
          </table:table-cell>
          <table:table-cell office:value-type="float" office:value="6.0941732515962403E-2" table:style-name="ce2">
            <text:p>0.060941733</text:p>
          </table:table-cell>
          <table:table-cell office:value-type="float" office:value="7.2340763577133205E-2" table:style-name="ce2">
            <text:p>0.072340764</text:p>
          </table:table-cell>
          <table:table-cell office:value-type="float" office:value="1.202" table:style-name="ce2">
            <text:p>1.202</text:p>
          </table:table-cell>
          <table:table-cell office:value-type="float" office:value="-0.94350000000000001" table:style-name="ce1">
            <text:p>-0.9435</text:p>
          </table:table-cell>
          <table:table-cell office:value-type="float" office:value="0.1101" table:style-name="ce1">
            <text:p>0.1101</text:p>
          </table:table-cell>
          <table:table-cell office:value-type="float" office:value="0.32" table:style-name="ce1">
            <text:p>0.32</text:p>
          </table:table-cell>
          <table:table-cell office:value-type="float" office:value="0.41649999999999998" table:style-name="ce1">
            <text:p>0.4165</text:p>
          </table:table-cell>
          <table:table-cell office:value-type="float" office:value="-0.65110000000000001" table:style-name="ce1">
            <text:p>-0.6511</text:p>
          </table:table-cell>
          <table:table-cell office:value-type="float" office:value="-3.0999999999999999E-3" table:style-name="ce1">
            <text:p>-0.0031</text:p>
          </table:table-cell>
          <table:table-cell office:value-type="float" office:value="-0.16769999999999999" table:style-name="ce1">
            <text:p>-0.1677</text:p>
          </table:table-cell>
          <table:table-cell office:value-type="float" office:value="-0.79330000000000001" table:style-name="ce1">
            <text:p>-0.7933</text:p>
          </table:table-cell>
          <table:table-cell office:value-type="float" office:value="-1.4796" table:style-name="ce1">
            <text:p>-1.4796</text:p>
          </table:table-cell>
          <table:table-cell office:value-type="float" office:value="6.1499999999999999E-2" table:style-name="ce1">
            <text:p>0.0615</text:p>
          </table:table-cell>
          <table:table-cell office:value-type="float" office:value="0.28849999999999998" table:style-name="ce1">
            <text:p>0.2885</text:p>
          </table:table-cell>
          <table:table-cell office:value-type="float" office:value="0.46179999999999999" table:style-name="ce1">
            <text:p>0.4618</text:p>
          </table:table-cell>
          <table:table-cell office:value-type="float" office:value="-0.59530000000000005" table:style-name="ce1">
            <text:p>-0.5953</text:p>
          </table:table-cell>
          <table:table-cell office:value-type="float" office:value="2.2100000000000002E-2" table:style-name="ce1">
            <text:p>0.0221</text:p>
          </table:table-cell>
          <table:table-cell office:value-type="float" office:value="-1.7119" table:style-name="ce1">
            <text:p>-1.7119</text:p>
          </table:table-cell>
          <table:table-cell office:value-type="float" office:value="-0.79120000000000001" table:style-name="ce1">
            <text:p>-0.7912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1.11E-2" table:style-name="ce1">
            <text:p>0.0111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1.11E-2" table:style-name="ce1">
            <text:p>0.0111</text:p>
          </table:table-cell>
          <table:table-cell office:value-type="float" office:value="1.09E-2" table:style-name="ce1">
            <text:p>0.0109</text:p>
          </table:table-cell>
          <table:table-cell office:value-type="float" office:value="1.11E-2" table:style-name="ce1">
            <text:p>0.0111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-1.8882000000000001" table:style-name="ce1">
            <text:p>-1.8882</text:p>
          </table:table-cell>
          <table:table-cell office:value-type="float" office:value="-1.95E-2" table:style-name="ce1">
            <text:p>-0.0195</text:p>
          </table:table-cell>
          <table:table-cell office:value-type="float" office:value="-0.1651" table:style-name="ce1">
            <text:p>-0.1651</text:p>
          </table:table-cell>
          <table:table-cell office:value-type="float" office:value="-0.14319999999999999" table:style-name="ce1">
            <text:p>-0.1432</text:p>
          </table:table-cell>
          <table:table-cell office:value-type="float" office:value="-0.73" table:style-name="ce1">
            <text:p>-0.73</text:p>
          </table:table-cell>
          <table:table-cell office:value-type="float" office:value="-0.182" table:style-name="ce1">
            <text:p>-0.182</text:p>
          </table:table-cell>
          <table:table-cell office:value-type="float" office:value="-1.2311000000000001" table:style-name="ce1">
            <text:p>-1.2311</text:p>
          </table:table-cell>
          <table:table-cell office:value-type="float" office:value="-0.81879999999999997" table:style-name="ce1">
            <text:p>-0.8188</text:p>
          </table:table-cell>
          <table:table-cell office:value-type="float" office:value="1.3791" table:style-name="ce1">
            <text:p>1.3791</text:p>
          </table:table-cell>
          <table:table-cell office:value-type="float" office:value="1.32E-2" table:style-name="ce1">
            <text:p>0.0132</text:p>
          </table:table-cell>
          <table:table-cell office:value-type="float" office:value="-0.27839999999999998" table:style-name="ce1">
            <text:p>-0.2784</text:p>
          </table:table-cell>
          <table:table-cell office:value-type="float" office:value="-0.46700000000000003" table:style-name="ce1">
            <text:p>-0.467</text:p>
          </table:table-cell>
          <table:table-cell office:value-type="float" office:value="0.51949999999999996" table:style-name="ce1">
            <text:p>0.5195</text:p>
          </table:table-cell>
          <table:table-cell office:value-type="float" office:value="-9.1999999999999998E-3" table:style-name="ce1">
            <text:p>-0.0092</text:p>
          </table:table-cell>
          <table:table-cell office:value-type="float" office:value="1.7423999999999999" table:style-name="ce1">
            <text:p>1.7424</text:p>
          </table:table-cell>
          <table:table-cell office:value-type="float" office:value="0.92379999999999995" table:style-name="ce1">
            <text:p>0.92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9heyaxing</text:p>
          </table:table-cell>
          <table:table-cell office:value-type="float" office:value="3.6175556898544198E-3" table:style-name="ce2">
            <text:p>0.003617556</text:p>
          </table:table-cell>
          <table:table-cell office:value-type="float" office:value="0.19385876005043501" table:style-name="ce2">
            <text:p>0.19385876</text:p>
          </table:table-cell>
          <table:table-cell office:value-type="float" office:value="5.5940026443152602E-2" table:style-name="ce2">
            <text:p>0.055940026</text:p>
          </table:table-cell>
          <table:table-cell office:value-type="float" office:value="6.88574761837802E-2" table:style-name="ce2">
            <text:p>0.068857476</text:p>
          </table:table-cell>
          <table:table-cell office:value-type="float" office:value="1.3620000000000001" table:style-name="ce2">
            <text:p>1.362</text:p>
          </table:table-cell>
          <table:table-cell office:value-type="float" office:value="-0.70730000000000004" table:style-name="ce1">
            <text:p>-0.7073</text:p>
          </table:table-cell>
          <table:table-cell office:value-type="float" office:value="-0.34949999999999998" table:style-name="ce1">
            <text:p>-0.3495</text:p>
          </table:table-cell>
          <table:table-cell office:value-type="float" office:value="0.19309999999999999" table:style-name="ce1">
            <text:p>0.1931</text:p>
          </table:table-cell>
          <table:table-cell office:value-type="float" office:value="0.38150000000000001" table:style-name="ce1">
            <text:p>0.3815</text:p>
          </table:table-cell>
          <table:table-cell office:value-type="float" office:value="-1.5146999999999999" table:style-name="ce1">
            <text:p>-1.5147</text:p>
          </table:table-cell>
          <table:table-cell office:value-type="float" office:value="0.23569999999999999" table:style-name="ce1">
            <text:p>0.2357</text:p>
          </table:table-cell>
          <table:table-cell office:value-type="float" office:value="0.36080000000000001" table:style-name="ce1">
            <text:p>0.3608</text:p>
          </table:table-cell>
          <table:table-cell office:value-type="float" office:value="0.80359999999999998" table:style-name="ce1">
            <text:p>0.8036</text:p>
          </table:table-cell>
          <table:table-cell office:value-type="float" office:value="-1.9" table:style-name="ce1">
            <text:p>-1.9</text:p>
          </table:table-cell>
          <table:table-cell office:value-type="float" office:value="-0.52139999999999997" table:style-name="ce1">
            <text:p>-0.5214</text:p>
          </table:table-cell>
          <table:table-cell office:value-type="float" office:value="-0.20430000000000001" table:style-name="ce1">
            <text:p>-0.2043</text:p>
          </table:table-cell>
          <table:table-cell office:value-type="float" office:value="-0.2848" table:style-name="ce1">
            <text:p>-0.2848</text:p>
          </table:table-cell>
          <table:table-cell office:value-type="float" office:value="-1.0279" table:style-name="ce1">
            <text:p>-1.0279</text:p>
          </table:table-cell>
          <table:table-cell office:value-type="float" office:value="-0.3453" table:style-name="ce1">
            <text:p>-0.3453</text:p>
          </table:table-cell>
          <table:table-cell office:value-type="float" office:value="-1.5904" table:style-name="ce1">
            <text:p>-1.5904</text:p>
          </table:table-cell>
          <table:table-cell office:value-type="float" office:value="-3.9300000000000002E-2" table:style-name="ce1">
            <text:p>-0.0393</text:p>
          </table:table-cell>
          <table:table-cell office:value-type="float" office:value="-0.42609999999999998" table:style-name="ce1">
            <text:p>-0.4261</text:p>
          </table:table-cell>
          <table:table-cell office:value-type="float" office:value="-0.2006" table:style-name="ce1">
            <text:p>-0.2006</text:p>
          </table:table-cell>
          <table:table-cell office:value-type="float" office:value="1.77E-2" table:style-name="ce1">
            <text:p>0.0177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-0.26100000000000001" table:style-name="ce1">
            <text:p>-0.261</text:p>
          </table:table-cell>
          <table:table-cell office:value-type="float" office:value="2.52E-2" table:style-name="ce1">
            <text:p>0.0252</text:p>
          </table:table-cell>
          <table:table-cell office:value-type="float" office:value="-0.19139999999999999" table:style-name="ce1">
            <text:p>-0.1914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-1.9291" table:style-name="ce1">
            <text:p>-1.9291</text:p>
          </table:table-cell>
          <table:table-cell office:value-type="float" office:value="-0.28539999999999999" table:style-name="ce1">
            <text:p>-0.2854</text:p>
          </table:table-cell>
          <table:table-cell office:value-type="float" office:value="-0.58179999999999998" table:style-name="ce1">
            <text:p>-0.5818</text:p>
          </table:table-cell>
          <table:table-cell office:value-type="float" office:value="-0.59640000000000004" table:style-name="ce1">
            <text:p>-0.5964</text:p>
          </table:table-cell>
          <table:table-cell office:value-type="float" office:value="-1.0889" table:style-name="ce1">
            <text:p>-1.0889</text:p>
          </table:table-cell>
          <table:table-cell office:value-type="float" office:value="-0.62439999999999996" table:style-name="ce1">
            <text:p>-0.6244</text:p>
          </table:table-cell>
          <table:table-cell office:value-type="float" office:value="-1.4746999999999999" table:style-name="ce1">
            <text:p>-1.4747</text:p>
          </table:table-cell>
          <table:table-cell office:value-type="float" office:value="-0.22670000000000001" table:style-name="ce1">
            <text:p>-0.2267</text:p>
          </table:table-cell>
          <table:table-cell office:value-type="float" office:value="2.0666000000000002" table:style-name="ce1">
            <text:p>2.0666</text:p>
          </table:table-cell>
          <table:table-cell office:value-type="float" office:value="0.57420000000000004" table:style-name="ce1">
            <text:p>0.5742</text:p>
          </table:table-cell>
          <table:table-cell office:value-type="float" office:value="0.31040000000000001" table:style-name="ce1">
            <text:p>0.3104</text:p>
          </table:table-cell>
          <table:table-cell office:value-type="float" office:value="0.4355" table:style-name="ce1">
            <text:p>0.4355</text:p>
          </table:table-cell>
          <table:table-cell office:value-type="float" office:value="0.71079999999999999" table:style-name="ce1">
            <text:p>0.7108</text:p>
          </table:table-cell>
          <table:table-cell office:value-type="float" office:value="0.49930000000000002" table:style-name="ce1">
            <text:p>0.4993</text:p>
          </table:table-cell>
          <table:table-cell office:value-type="float" office:value="1.9593" table:style-name="ce1">
            <text:p>1.9593</text:p>
          </table:table-cell>
          <table:table-cell office:value-type="float" office:value="0.48820000000000002" table:style-name="ce1">
            <text:p>0.48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liuzheyuan</text:p>
          </table:table-cell>
          <table:table-cell office:value-type="float" office:value="2.4097813545454899E-3" table:style-name="ce2">
            <text:p>0.002409781</text:p>
          </table:table-cell>
          <table:table-cell office:value-type="float" office:value="0.19012517568679199" table:style-name="ce2">
            <text:p>0.190125176</text:p>
          </table:table-cell>
          <table:table-cell office:value-type="float" office:value="6.4934800431104597E-2" table:style-name="ce2">
            <text:p>0.0649348</text:p>
          </table:table-cell>
          <table:table-cell office:value-type="float" office:value="7.3449609763977797E-2" table:style-name="ce2">
            <text:p>0.07344961</text:p>
          </table:table-cell>
          <table:table-cell office:value-type="float" office:value="1.1719999999999999" table:style-name="ce2">
            <text:p>1.172</text:p>
          </table:table-cell>
          <table:table-cell office:value-type="float" office:value="-8.6999999999999994E-3" table:style-name="ce1">
            <text:p>-0.0087</text:p>
          </table:table-cell>
          <table:table-cell office:value-type="float" office:value="5.57E-2" table:style-name="ce1">
            <text:p>0.0557</text:p>
          </table:table-cell>
          <table:table-cell office:value-type="float" office:value="0.53849999999999998" table:style-name="ce1">
            <text:p>0.5385</text:p>
          </table:table-cell>
          <table:table-cell office:value-type="float" office:value="0.75360000000000005" table:style-name="ce1">
            <text:p>0.7536</text:p>
          </table:table-cell>
          <table:table-cell office:value-type="float" office:value="-0.78080000000000005" table:style-name="ce1">
            <text:p>-0.7808</text:p>
          </table:table-cell>
          <table:table-cell office:value-type="float" office:value="0.35020000000000001" table:style-name="ce1">
            <text:p>0.3502</text:p>
          </table:table-cell>
          <table:table-cell office:value-type="float" office:value="1.0566" table:style-name="ce1">
            <text:p>1.0566</text:p>
          </table:table-cell>
          <table:table-cell office:value-type="float" office:value="-0.43780000000000002" table:style-name="ce1">
            <text:p>-0.4378</text:p>
          </table:table-cell>
          <table:table-cell office:value-type="float" office:value="-0.94879999999999998" table:style-name="ce1">
            <text:p>-0.9488</text:p>
          </table:table-cell>
          <table:table-cell office:value-type="float" office:value="-4.1999999999999997E-3" table:style-name="ce1">
            <text:p>-0.0042</text:p>
          </table:table-cell>
          <table:table-cell office:value-type="float" office:value="0.45910000000000001" table:style-name="ce1">
            <text:p>0.4591</text:p>
          </table:table-cell>
          <table:table-cell office:value-type="float" office:value="0.41210000000000002" table:style-name="ce1">
            <text:p>0.4121</text:p>
          </table:table-cell>
          <table:table-cell office:value-type="float" office:value="-0.31659999999999999" table:style-name="ce1">
            <text:p>-0.3166</text:p>
          </table:table-cell>
          <table:table-cell office:value-type="float" office:value="0.1217" table:style-name="ce1">
            <text:p>0.1217</text:p>
          </table:table-cell>
          <table:table-cell office:value-type="float" office:value="0.33150000000000002" table:style-name="ce1">
            <text:p>0.3315</text:p>
          </table:table-cell>
          <table:table-cell office:value-type="float" office:value="-0.81240000000000001" table:style-name="ce1">
            <text:p>-0.8124</text:p>
          </table:table-cell>
          <table:table-cell office:value-type="float" office:value="7.7000000000000002E-3" table:style-name="ce1">
            <text:p>0.0077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1.03E-2" table:style-name="ce1">
            <text:p>0.0103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-1.5052000000000001" table:style-name="ce1">
            <text:p>-1.5052</text:p>
          </table:table-cell>
          <table:table-cell office:value-type="float" office:value="-0.1061" table:style-name="ce1">
            <text:p>-0.1061</text:p>
          </table:table-cell>
          <table:table-cell office:value-type="float" office:value="0.29120000000000001" table:style-name="ce1">
            <text:p>0.2912</text:p>
          </table:table-cell>
          <table:table-cell office:value-type="float" office:value="-1.4200000000000001E-2" table:style-name="ce1">
            <text:p>-0.0142</text:p>
          </table:table-cell>
          <table:table-cell office:value-type="float" office:value="-0.84799999999999998" table:style-name="ce1">
            <text:p>-0.848</text:p>
          </table:table-cell>
          <table:table-cell office:value-type="float" office:value="-0.1585" table:style-name="ce1">
            <text:p>-0.1585</text:p>
          </table:table-cell>
          <table:table-cell office:value-type="float" office:value="-0.54990000000000006" table:style-name="ce1">
            <text:p>-0.5499</text:p>
          </table:table-cell>
          <table:table-cell office:value-type="float" office:value="0.12620000000000001" table:style-name="ce1">
            <text:p>0.1262</text:p>
          </table:table-cell>
          <table:table-cell office:value-type="float" office:value="0.94140000000000001" table:style-name="ce1">
            <text:p>0.9414</text:p>
          </table:table-cell>
          <table:table-cell office:value-type="float" office:value="-1.2999999999999999E-3" table:style-name="ce1">
            <text:p>-0.0013</text:p>
          </table:table-cell>
          <table:table-cell office:value-type="float" office:value="-0.43109999999999998" table:style-name="ce1">
            <text:p>-0.4311</text:p>
          </table:table-cell>
          <table:table-cell office:value-type="float" office:value="-0.23710000000000001" table:style-name="ce1">
            <text:p>-0.2371</text:p>
          </table:table-cell>
          <table:table-cell office:value-type="float" office:value="8.9099999999999999E-2" table:style-name="ce1">
            <text:p>0.0891</text:p>
          </table:table-cell>
          <table:table-cell office:value-type="float" office:value="4.5199999999999997E-2" table:style-name="ce1">
            <text:p>0.0452</text:p>
          </table:table-cell>
          <table:table-cell office:value-type="float" office:value="-4.1099999999999998E-2" table:style-name="ce1">
            <text:p>-0.0411</text:p>
          </table:table-cell>
          <table:table-cell office:value-type="float" office:value="0.93340000000000001" table:style-name="ce1">
            <text:p>0.93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duxinxia</text:p>
          </table:table-cell>
          <table:table-cell office:value-type="float" office:value="2.5407172770282398E-3" table:style-name="ce2">
            <text:p>0.002540717</text:p>
          </table:table-cell>
          <table:table-cell office:value-type="float" office:value="0.19323324604702599" table:style-name="ce2">
            <text:p>0.193233246</text:p>
          </table:table-cell>
          <table:table-cell office:value-type="float" office:value="5.5677516706232298E-2" table:style-name="ce2">
            <text:p>0.055677517</text:p>
          </table:table-cell>
          <table:table-cell office:value-type="float" office:value="7.0035545716088804E-2" table:style-name="ce2">
            <text:p>0.070035546</text:p>
          </table:table-cell>
          <table:table-cell office:value-type="float" office:value="1.2709999999999999" table:style-name="ce2">
            <text:p>1.271</text:p>
          </table:table-cell>
          <table:table-cell office:value-type="float" office:value="0.14269999999999999" table:style-name="ce1">
            <text:p>0.1427</text:p>
          </table:table-cell>
          <table:table-cell office:value-type="float" office:value="7.6300000000000007E-2" table:style-name="ce1">
            <text:p>0.0763</text:p>
          </table:table-cell>
          <table:table-cell office:value-type="float" office:value="0.72540000000000004" table:style-name="ce1">
            <text:p>0.7254</text:p>
          </table:table-cell>
          <table:table-cell office:value-type="float" office:value="0.76580000000000004" table:style-name="ce1">
            <text:p>0.7658</text:p>
          </table:table-cell>
          <table:table-cell office:value-type="float" office:value="-0.25369999999999998" table:style-name="ce1">
            <text:p>-0.2537</text:p>
          </table:table-cell>
          <table:table-cell office:value-type="float" office:value="0.66669999999999996" table:style-name="ce1">
            <text:p>0.6667</text:p>
          </table:table-cell>
          <table:table-cell office:value-type="float" office:value="1.0924" table:style-name="ce1">
            <text:p>1.0924</text:p>
          </table:table-cell>
          <table:table-cell office:value-type="float" office:value="-0.8276" table:style-name="ce1">
            <text:p>-0.8276</text:p>
          </table:table-cell>
          <table:table-cell office:value-type="float" office:value="-0.79390000000000005" table:style-name="ce1">
            <text:p>-0.7939</text:p>
          </table:table-cell>
          <table:table-cell office:value-type="float" office:value="-0.3553" table:style-name="ce1">
            <text:p>-0.3553</text:p>
          </table:table-cell>
          <table:table-cell office:value-type="float" office:value="0.16489999999999999" table:style-name="ce1">
            <text:p>0.1649</text:p>
          </table:table-cell>
          <table:table-cell office:value-type="float" office:value="0.35599999999999998" table:style-name="ce1">
            <text:p>0.356</text:p>
          </table:table-cell>
          <table:table-cell office:value-type="float" office:value="-0.47810000000000002" table:style-name="ce1">
            <text:p>-0.4781</text:p>
          </table:table-cell>
          <table:table-cell office:value-type="float" office:value="6.4199999999999993E-2" table:style-name="ce1">
            <text:p>0.0642</text:p>
          </table:table-cell>
          <table:table-cell office:value-type="float" office:value="-0.18260000000000001" table:style-name="ce1">
            <text:p>-0.1826</text:p>
          </table:table-cell>
          <table:table-cell office:value-type="float" office:value="-1.2183999999999999" table:style-name="ce1">
            <text:p>-1.2184</text:p>
          </table:table-cell>
          <table:table-cell office:value-type="float" office:value="-4.58E-2" table:style-name="ce1">
            <text:p>-0.0458</text:p>
          </table:table-cell>
          <table:table-cell office:value-type="float" office:value="-0.1905" table:style-name="ce1">
            <text:p>-0.1905</text:p>
          </table:table-cell>
          <table:table-cell office:value-type="float" office:value="-9.1700000000000004E-2" table:style-name="ce1">
            <text:p>-0.0917</text:p>
          </table:table-cell>
          <table:table-cell office:value-type="float" office:value="-5.1499999999999997E-2" table:style-name="ce1">
            <text:p>-0.0515</text:p>
          </table:table-cell>
          <table:table-cell office:value-type="float" office:value="4.1999999999999997E-3" table:style-name="ce1">
            <text:p>0.0042</text:p>
          </table:table-cell>
          <table:table-cell office:value-type="float" office:value="0.1047" table:style-name="ce1">
            <text:p>0.1047</text:p>
          </table:table-cell>
          <table:table-cell office:value-type="float" office:value="-0.36909999999999998" table:style-name="ce1">
            <text:p>-0.3691</text:p>
          </table:table-cell>
          <table:table-cell office:value-type="float" office:value="-3.04E-2" table:style-name="ce1">
            <text:p>-0.0304</text:p>
          </table:table-cell>
          <table:table-cell office:value-type="float" office:value="-1.5912999999999999" table:style-name="ce1">
            <text:p>-1.5913</text:p>
          </table:table-cell>
          <table:table-cell office:value-type="float" office:value="-0.53049999999999997" table:style-name="ce1">
            <text:p>-0.5305</text:p>
          </table:table-cell>
          <table:table-cell office:value-type="float" office:value="-0.18110000000000001" table:style-name="ce1">
            <text:p>-0.1811</text:p>
          </table:table-cell>
          <table:table-cell office:value-type="float" office:value="-0.13619999999999999" table:style-name="ce1">
            <text:p>-0.1362</text:p>
          </table:table-cell>
          <table:table-cell office:value-type="float" office:value="-0.92979999999999996" table:style-name="ce1">
            <text:p>-0.9298</text:p>
          </table:table-cell>
          <table:table-cell office:value-type="float" office:value="9.1600000000000001E-2" table:style-name="ce1">
            <text:p>0.0916</text:p>
          </table:table-cell>
          <table:table-cell office:value-type="float" office:value="-0.5242" table:style-name="ce1">
            <text:p>-0.5242</text:p>
          </table:table-cell>
          <table:table-cell office:value-type="float" office:value="-0.33950000000000002" table:style-name="ce1">
            <text:p>-0.3395</text:p>
          </table:table-cell>
          <table:table-cell office:value-type="float" office:value="1.1214" table:style-name="ce1">
            <text:p>1.1214</text:p>
          </table:table-cell>
          <table:table-cell office:value-type="float" office:value="0.47360000000000002" table:style-name="ce1">
            <text:p>0.4736</text:p>
          </table:table-cell>
          <table:table-cell office:value-type="float" office:value="-9.6000000000000002E-2" table:style-name="ce1">
            <text:p>-0.096</text:p>
          </table:table-cell>
          <table:table-cell office:value-type="float" office:value="-0.1452" table:style-name="ce1">
            <text:p>-0.1452</text:p>
          </table:table-cell>
          <table:table-cell office:value-type="float" office:value="0.58650000000000002" table:style-name="ce1">
            <text:p>0.5865</text:p>
          </table:table-cell>
          <table:table-cell office:value-type="float" office:value="0.14149999999999999" table:style-name="ce1">
            <text:p>0.1415</text:p>
          </table:table-cell>
          <table:table-cell office:value-type="float" office:value="0.52559999999999996" table:style-name="ce1">
            <text:p>0.5256</text:p>
          </table:table-cell>
          <table:table-cell office:value-type="float" office:value="1.3399000000000001" table:style-name="ce1">
            <text:p>1.33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2wangqiufeng</text:p>
          </table:table-cell>
          <table:table-cell office:value-type="float" office:value="2.6424471411516199E-3" table:style-name="ce2">
            <text:p>0.002642447</text:p>
          </table:table-cell>
          <table:table-cell office:value-type="float" office:value="0.19744042030704001" table:style-name="ce2">
            <text:p>0.19744042</text:p>
          </table:table-cell>
          <table:table-cell office:value-type="float" office:value="6.8778162731352302E-2" table:style-name="ce2">
            <text:p>0.068778163</text:p>
          </table:table-cell>
          <table:table-cell office:value-type="float" office:value="7.8407738994624498E-2" table:style-name="ce2">
            <text:p>0.078407739</text:p>
          </table:table-cell>
          <table:table-cell office:value-type="float" office:value="1.272" table:style-name="ce2">
            <text:p>1.272</text:p>
          </table:table-cell>
          <table:table-cell office:value-type="float" office:value="1.3044" table:style-name="ce1">
            <text:p>1.3044</text:p>
          </table:table-cell>
          <table:table-cell office:value-type="float" office:value="2.7199999999999998E-2" table:style-name="ce1">
            <text:p>0.0272</text:p>
          </table:table-cell>
          <table:table-cell office:value-type="float" office:value="0.39350000000000002" table:style-name="ce1">
            <text:p>0.3935</text:p>
          </table:table-cell>
          <table:table-cell office:value-type="float" office:value="0.67630000000000001" table:style-name="ce1">
            <text:p>0.6763</text:p>
          </table:table-cell>
          <table:table-cell office:value-type="float" office:value="-0.14000000000000001" table:style-name="ce1">
            <text:p>-0.14</text:p>
          </table:table-cell>
          <table:table-cell office:value-type="float" office:value="-8.48E-2" table:style-name="ce1">
            <text:p>-0.0848</text:p>
          </table:table-cell>
          <table:table-cell office:value-type="float" office:value="0.87139999999999995" table:style-name="ce1">
            <text:p>0.8714</text:p>
          </table:table-cell>
          <table:table-cell office:value-type="float" office:value="-0.50849999999999995" table:style-name="ce1">
            <text:p>-0.5085</text:p>
          </table:table-cell>
          <table:table-cell office:value-type="float" office:value="-0.309" table:style-name="ce1">
            <text:p>-0.309</text:p>
          </table:table-cell>
          <table:table-cell office:value-type="float" office:value="-0.25640000000000002" table:style-name="ce1">
            <text:p>-0.2564</text:p>
          </table:table-cell>
          <table:table-cell office:value-type="float" office:value="0.31169999999999998" table:style-name="ce1">
            <text:p>0.3117</text:p>
          </table:table-cell>
          <table:table-cell office:value-type="float" office:value="0.51319999999999999" table:style-name="ce1">
            <text:p>0.5132</text:p>
          </table:table-cell>
          <table:table-cell office:value-type="float" office:value="-0.15640000000000001" table:style-name="ce1">
            <text:p>-0.1564</text:p>
          </table:table-cell>
          <table:table-cell office:value-type="float" office:value="-4.2500000000000003E-2" table:style-name="ce1">
            <text:p>-0.0425</text:p>
          </table:table-cell>
          <table:table-cell office:value-type="float" office:value="-0.1065" table:style-name="ce1">
            <text:p>-0.1065</text:p>
          </table:table-cell>
          <table:table-cell office:value-type="float" office:value="-1.2222" table:style-name="ce1">
            <text:p>-1.2222</text:p>
          </table:table-cell>
          <table:table-cell office:value-type="float" office:value="0.13819999999999999" table:style-name="ce1">
            <text:p>0.1382</text:p>
          </table:table-cell>
          <table:table-cell office:value-type="float" office:value="-0.21" table:style-name="ce1">
            <text:p>-0.21</text:p>
          </table:table-cell>
          <table:table-cell office:value-type="float" office:value="-0.1053" table:style-name="ce1">
            <text:p>-0.1053</text:p>
          </table:table-cell>
          <table:table-cell office:value-type="float" office:value="-5.1999999999999998E-3" table:style-name="ce1">
            <text:p>-0.0052</text:p>
          </table:table-cell>
          <table:table-cell office:value-type="float" office:value="-2.01E-2" table:style-name="ce1">
            <text:p>-0.0201</text:p>
          </table:table-cell>
          <table:table-cell office:value-type="float" office:value="3.7199999999999997E-2" table:style-name="ce1">
            <text:p>0.0372</text:p>
          </table:table-cell>
          <table:table-cell office:value-type="float" office:value="-9.3799999999999994E-2" table:style-name="ce1">
            <text:p>-0.0938</text:p>
          </table:table-cell>
          <table:table-cell office:value-type="float" office:value="-0.20780000000000001" table:style-name="ce1">
            <text:p>-0.2078</text:p>
          </table:table-cell>
          <table:table-cell office:value-type="float" office:value="-0.79459999999999997" table:style-name="ce1">
            <text:p>-0.7946</text:p>
          </table:table-cell>
          <table:table-cell office:value-type="float" office:value="-0.36109999999999998" table:style-name="ce1">
            <text:p>-0.3611</text:p>
          </table:table-cell>
          <table:table-cell office:value-type="float" office:value="-0.15509999999999999" table:style-name="ce1">
            <text:p>-0.1551</text:p>
          </table:table-cell>
          <table:table-cell office:value-type="float" office:value="-0.29909999999999998" table:style-name="ce1">
            <text:p>-0.2991</text:p>
          </table:table-cell>
          <table:table-cell office:value-type="float" office:value="-0.42199999999999999" table:style-name="ce1">
            <text:p>-0.422</text:p>
          </table:table-cell>
          <table:table-cell office:value-type="float" office:value="-0.35570000000000002" table:style-name="ce1">
            <text:p>-0.3557</text:p>
          </table:table-cell>
          <table:table-cell office:value-type="float" office:value="-0.44929999999999998" table:style-name="ce1">
            <text:p>-0.4493</text:p>
          </table:table-cell>
          <table:table-cell office:value-type="float" office:value="0.46929999999999999" table:style-name="ce1">
            <text:p>0.4693</text:p>
          </table:table-cell>
          <table:table-cell office:value-type="float" office:value="0.69020000000000004" table:style-name="ce1">
            <text:p>0.6902</text:p>
          </table:table-cell>
          <table:table-cell office:value-type="float" office:value="0.3856" table:style-name="ce1">
            <text:p>0.3856</text:p>
          </table:table-cell>
          <table:table-cell office:value-type="float" office:value="-0.36759999999999998" table:style-name="ce1">
            <text:p>-0.3676</text:p>
          </table:table-cell>
          <table:table-cell office:value-type="float" office:value="-0.36130000000000001" table:style-name="ce1">
            <text:p>-0.3613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0.42430000000000001" table:style-name="ce1">
            <text:p>0.4243</text:p>
          </table:table-cell>
          <table:table-cell office:value-type="float" office:value="1.4773000000000001" table:style-name="ce1">
            <text:p>1.47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3wangsuiguo</text:p>
          </table:table-cell>
          <table:table-cell office:value-type="float" office:value="2.58984383127391E-3" table:style-name="ce2">
            <text:p>0.002589844</text:p>
          </table:table-cell>
          <table:table-cell office:value-type="float" office:value="0.19832806203355799" table:style-name="ce2">
            <text:p>0.198328062</text:p>
          </table:table-cell>
          <table:table-cell office:value-type="float" office:value="7.5394611225435906E-2" table:style-name="ce2">
            <text:p>0.075394611</text:p>
          </table:table-cell>
          <table:table-cell office:value-type="float" office:value="8.1060162693214102E-2" table:style-name="ce2">
            <text:p>0.081060163</text:p>
          </table:table-cell>
          <table:table-cell office:value-type="float" office:value="1.1120000000000001" table:style-name="ce2">
            <text:p>1.112</text:p>
          </table:table-cell>
          <table:table-cell office:value-type="float" office:value="0.89939999999999998" table:style-name="ce1">
            <text:p>0.8994</text:p>
          </table:table-cell>
          <table:table-cell office:value-type="float" office:value="0.35120000000000001" table:style-name="ce1">
            <text:p>0.3512</text:p>
          </table:table-cell>
          <table:table-cell office:value-type="float" office:value="0.65539999999999998" table:style-name="ce1">
            <text:p>0.6554</text:p>
          </table:table-cell>
          <table:table-cell office:value-type="float" office:value="1.2605999999999999" table:style-name="ce1">
            <text:p>1.2606</text:p>
          </table:table-cell>
          <table:table-cell office:value-type="float" office:value="0.1484" table:style-name="ce1">
            <text:p>0.1484</text:p>
          </table:table-cell>
          <table:table-cell office:value-type="float" office:value="0.2359" table:style-name="ce1">
            <text:p>0.2359</text:p>
          </table:table-cell>
          <table:table-cell office:value-type="float" office:value="1.2403999999999999" table:style-name="ce1">
            <text:p>1.2404</text:p>
          </table:table-cell>
          <table:table-cell office:value-type="float" office:value="-0.66659999999999997" table:style-name="ce1">
            <text:p>-0.6666</text:p>
          </table:table-cell>
          <table:table-cell office:value-type="float" office:value="-0.69079999999999997" table:style-name="ce1">
            <text:p>-0.6908</text:p>
          </table:table-cell>
          <table:table-cell office:value-type="float" office:value="-0.24909999999999999" table:style-name="ce1">
            <text:p>-0.2491</text:p>
          </table:table-cell>
          <table:table-cell office:value-type="float" office:value="0.28889999999999999" table:style-name="ce1">
            <text:p>0.2889</text:p>
          </table:table-cell>
          <table:table-cell office:value-type="float" office:value="0.38679999999999998" table:style-name="ce1">
            <text:p>0.3868</text:p>
          </table:table-cell>
          <table:table-cell office:value-type="float" office:value="-0.26939999999999997" table:style-name="ce1">
            <text:p>-0.2694</text:p>
          </table:table-cell>
          <table:table-cell office:value-type="float" office:value="-0.49419999999999997" table:style-name="ce1">
            <text:p>-0.4942</text:p>
          </table:table-cell>
          <table:table-cell office:value-type="float" office:value="-7.2599999999999998E-2" table:style-name="ce1">
            <text:p>-0.0726</text:p>
          </table:table-cell>
          <table:table-cell office:value-type="float" office:value="-1.5082" table:style-name="ce1">
            <text:p>-1.5082</text:p>
          </table:table-cell>
          <table:table-cell office:value-type="float" office:value="0.05" table:style-name="ce1">
            <text:p>0.05</text:p>
          </table:table-cell>
          <table:table-cell office:value-type="float" office:value="-8.9899999999999994E-2" table:style-name="ce1">
            <text:p>-0.0899</text:p>
          </table:table-cell>
          <table:table-cell office:value-type="float" office:value="-5.1000000000000004E-3" table:style-name="ce1">
            <text:p>-0.0051</text:p>
          </table:table-cell>
          <table:table-cell office:value-type="float" office:value="-1.0999999999999999E-2" table:style-name="ce1">
            <text:p>-0.011</text:p>
          </table:table-cell>
          <table:table-cell office:value-type="float" office:value="-4.3499999999999997E-2" table:style-name="ce1">
            <text:p>-0.0435</text:p>
          </table:table-cell>
          <table:table-cell office:value-type="float" office:value="0.23200000000000001" table:style-name="ce1">
            <text:p>0.232</text:p>
          </table:table-cell>
          <table:table-cell office:value-type="float" office:value="-0.22639999999999999" table:style-name="ce1">
            <text:p>-0.2264</text:p>
          </table:table-cell>
          <table:table-cell office:value-type="float" office:value="-0.25540000000000002" table:style-name="ce1">
            <text:p>-0.2554</text:p>
          </table:table-cell>
          <table:table-cell office:value-type="float" office:value="-0.3417" table:style-name="ce1">
            <text:p>-0.3417</text:p>
          </table:table-cell>
          <table:table-cell office:value-type="float" office:value="1.2999999999999999E-3" table:style-name="ce1">
            <text:p>0.0013</text:p>
          </table:table-cell>
          <table:table-cell office:value-type="float" office:value="0.22009999999999999" table:style-name="ce1">
            <text:p>0.2201</text:p>
          </table:table-cell>
          <table:table-cell office:value-type="float" office:value="0.30570000000000003" table:style-name="ce1">
            <text:p>0.3057</text:p>
          </table:table-cell>
          <table:table-cell office:value-type="float" office:value="-0.23599999999999999" table:style-name="ce1">
            <text:p>-0.236</text:p>
          </table:table-cell>
          <table:table-cell office:value-type="float" office:value="-0.47049999999999997" table:style-name="ce1">
            <text:p>-0.4705</text:p>
          </table:table-cell>
          <table:table-cell office:value-type="float" office:value="-0.64970000000000006" table:style-name="ce1">
            <text:p>-0.6497</text:p>
          </table:table-cell>
          <table:table-cell office:value-type="float" office:value="-0.318" table:style-name="ce1">
            <text:p>-0.318</text:p>
          </table:table-cell>
          <table:table-cell office:value-type="float" office:value="0.97929999999999995" table:style-name="ce1">
            <text:p>0.9793</text:p>
          </table:table-cell>
          <table:table-cell office:value-type="float" office:value="0.36330000000000001" table:style-name="ce1">
            <text:p>0.3633</text:p>
          </table:table-cell>
          <table:table-cell office:value-type="float" office:value="-0.2306" table:style-name="ce1">
            <text:p>-0.2306</text:p>
          </table:table-cell>
          <table:table-cell office:value-type="float" office:value="-5.6000000000000001E-2" table:style-name="ce1">
            <text:p>-0.056</text:p>
          </table:table-cell>
          <table:table-cell office:value-type="float" office:value="0.43769999999999998" table:style-name="ce1">
            <text:p>0.4377</text:p>
          </table:table-cell>
          <table:table-cell office:value-type="float" office:value="0.71750000000000003" table:style-name="ce1">
            <text:p>0.7175</text:p>
          </table:table-cell>
          <table:table-cell office:value-type="float" office:value="0.38729999999999998" table:style-name="ce1">
            <text:p>0.3873</text:p>
          </table:table-cell>
          <table:table-cell office:value-type="float" office:value="1.8022" table:style-name="ce1">
            <text:p>1.80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4jiaxiaoyuan</text:p>
          </table:table-cell>
          <table:table-cell office:value-type="float" office:value="2.0521610012374002E-3" table:style-name="ce2">
            <text:p>0.002052161</text:p>
          </table:table-cell>
          <table:table-cell office:value-type="float" office:value="0.17963067308304001" table:style-name="ce2">
            <text:p>0.179630673</text:p>
          </table:table-cell>
          <table:table-cell office:value-type="float" office:value="5.9622890733802301E-2" table:style-name="ce2">
            <text:p>0.059622891</text:p>
          </table:table-cell>
          <table:table-cell office:value-type="float" office:value="7.2884531457693399E-2" table:style-name="ce2">
            <text:p>0.072884531</text:p>
          </table:table-cell>
          <table:table-cell office:value-type="float" office:value="1.343" table:style-name="ce2">
            <text:p>1.343</text:p>
          </table:table-cell>
          <table:table-cell office:value-type="float" office:value="0.1409" table:style-name="ce1">
            <text:p>0.1409</text:p>
          </table:table-cell>
          <table:table-cell office:value-type="float" office:value="-5.5599999999999997E-2" table:style-name="ce1">
            <text:p>-0.0556</text:p>
          </table:table-cell>
          <table:table-cell office:value-type="float" office:value="0.29859999999999998" table:style-name="ce1">
            <text:p>0.2986</text:p>
          </table:table-cell>
          <table:table-cell office:value-type="float" office:value="0.66920000000000002" table:style-name="ce1">
            <text:p>0.6692</text:p>
          </table:table-cell>
          <table:table-cell office:value-type="float" office:value="-0.75239999999999996" table:style-name="ce1">
            <text:p>-0.7524</text:p>
          </table:table-cell>
          <table:table-cell office:value-type="float" office:value="0.36270000000000002" table:style-name="ce1">
            <text:p>0.3627</text:p>
          </table:table-cell>
          <table:table-cell office:value-type="float" office:value="1.1671" table:style-name="ce1">
            <text:p>1.1671</text:p>
          </table:table-cell>
          <table:table-cell office:value-type="float" office:value="-0.54" table:style-name="ce1">
            <text:p>-0.54</text:p>
          </table:table-cell>
          <table:table-cell office:value-type="float" office:value="-0.58660000000000001" table:style-name="ce1">
            <text:p>-0.5866</text:p>
          </table:table-cell>
          <table:table-cell office:value-type="float" office:value="-9.0300000000000005E-2" table:style-name="ce1">
            <text:p>-0.0903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0.4743" table:style-name="ce1">
            <text:p>0.4743</text:p>
          </table:table-cell>
          <table:table-cell office:value-type="float" office:value="-0.31480000000000002" table:style-name="ce1">
            <text:p>-0.3148</text:p>
          </table:table-cell>
          <table:table-cell office:value-type="float" office:value="0.24510000000000001" table:style-name="ce1">
            <text:p>0.2451</text:p>
          </table:table-cell>
          <table:table-cell office:value-type="float" office:value="6.9099999999999995E-2" table:style-name="ce1">
            <text:p>0.0691</text:p>
          </table:table-cell>
          <table:table-cell office:value-type="float" office:value="-0.63649999999999995" table:style-name="ce1">
            <text:p>-0.6365</text:p>
          </table:table-cell>
          <table:table-cell office:value-type="float" office:value="-5.7099999999999998E-2" table:style-name="ce1">
            <text:p>-0.0571</text:p>
          </table:table-cell>
          <table:table-cell office:value-type="float" office:value="-9.4799999999999995E-2" table:style-name="ce1">
            <text:p>-0.0948</text:p>
          </table:table-cell>
          <table:table-cell office:value-type="float" office:value="-0.11840000000000001" table:style-name="ce1">
            <text:p>-0.118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0.1459" table:style-name="ce1">
            <text:p>-0.1459</text:p>
          </table:table-cell>
          <table:table-cell office:value-type="float" office:value="0.1236" table:style-name="ce1">
            <text:p>0.1236</text:p>
          </table:table-cell>
          <table:table-cell office:value-type="float" office:value="-0.13289999999999999" table:style-name="ce1">
            <text:p>-0.1329</text:p>
          </table:table-cell>
          <table:table-cell office:value-type="float" office:value="-0.27010000000000001" table:style-name="ce1">
            <text:p>-0.2701</text:p>
          </table:table-cell>
          <table:table-cell office:value-type="float" office:value="-1.4064000000000001" table:style-name="ce1">
            <text:p>-1.4064</text:p>
          </table:table-cell>
          <table:table-cell office:value-type="float" office:value="-0.28910000000000002" table:style-name="ce1">
            <text:p>-0.2891</text:p>
          </table:table-cell>
          <table:table-cell office:value-type="float" office:value="-0.17799999999999999" table:style-name="ce1">
            <text:p>-0.178</text:p>
          </table:table-cell>
          <table:table-cell office:value-type="float" office:value="-0.35010000000000002" table:style-name="ce1">
            <text:p>-0.3501</text:p>
          </table:table-cell>
          <table:table-cell office:value-type="float" office:value="-1.0922000000000001" table:style-name="ce1">
            <text:p>-1.0922</text:p>
          </table:table-cell>
          <table:table-cell office:value-type="float" office:value="-0.15809999999999999" table:style-name="ce1">
            <text:p>-0.1581</text:p>
          </table:table-cell>
          <table:table-cell office:value-type="float" office:value="-1.0129999999999999" table:style-name="ce1">
            <text:p>-1.013</text:p>
          </table:table-cell>
          <table:table-cell office:value-type="float" office:value="0.45660000000000001" table:style-name="ce1">
            <text:p>0.4566</text:p>
          </table:table-cell>
          <table:table-cell office:value-type="float" office:value="0.85119999999999996" table:style-name="ce1">
            <text:p>0.8512</text:p>
          </table:table-cell>
          <table:table-cell office:value-type="float" office:value="0.12570000000000001" table:style-name="ce1">
            <text:p>0.1257</text:p>
          </table:table-cell>
          <table:table-cell office:value-type="float" office:value="-0.36680000000000001" table:style-name="ce1">
            <text:p>-0.3668</text:p>
          </table:table-cell>
          <table:table-cell office:value-type="float" office:value="-0.35649999999999998" table:style-name="ce1">
            <text:p>-0.3565</text:p>
          </table:table-cell>
          <table:table-cell office:value-type="float" office:value="-4.7300000000000002E-2" table:style-name="ce1">
            <text:p>-0.0473</text:p>
          </table:table-cell>
          <table:table-cell office:value-type="float" office:value="-0.13669999999999999" table:style-name="ce1">
            <text:p>-0.1367</text:p>
          </table:table-cell>
          <table:table-cell office:value-type="float" office:value="0.37509999999999999" table:style-name="ce1">
            <text:p>0.3751</text:p>
          </table:table-cell>
          <table:table-cell office:value-type="float" office:value="0.64610000000000001" table:style-name="ce1">
            <text:p>0.64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5zhaoguorui</text:p>
          </table:table-cell>
          <table:table-cell office:value-type="float" office:value="2.41566580453683E-3" table:style-name="ce2">
            <text:p>0.002415666</text:p>
          </table:table-cell>
          <table:table-cell office:value-type="float" office:value="0.18616451343879001" table:style-name="ce2">
            <text:p>0.186164513</text:p>
          </table:table-cell>
          <table:table-cell office:value-type="float" office:value="5.6107855020829801E-2" table:style-name="ce2">
            <text:p>0.056107855</text:p>
          </table:table-cell>
          <table:table-cell office:value-type="float" office:value="6.9962997310809502E-2" table:style-name="ce2">
            <text:p>0.069962997</text:p>
          </table:table-cell>
          <table:table-cell office:value-type="float" office:value="1.2669999999999999" table:style-name="ce2">
            <text:p>1.267</text:p>
          </table:table-cell>
          <table:table-cell office:value-type="float" office:value="0.23549999999999999" table:style-name="ce1">
            <text:p>0.2355</text:p>
          </table:table-cell>
          <table:table-cell office:value-type="float" office:value="0.11" table:style-name="ce1">
            <text:p>0.11</text:p>
          </table:table-cell>
          <table:table-cell office:value-type="float" office:value="0.20480000000000001" table:style-name="ce1">
            <text:p>0.2048</text:p>
          </table:table-cell>
          <table:table-cell office:value-type="float" office:value="0.84440000000000004" table:style-name="ce1">
            <text:p>0.8444</text:p>
          </table:table-cell>
          <table:table-cell office:value-type="float" office:value="-0.98040000000000005" table:style-name="ce1">
            <text:p>-0.9804</text:p>
          </table:table-cell>
          <table:table-cell office:value-type="float" office:value="0.66190000000000004" table:style-name="ce1">
            <text:p>0.6619</text:p>
          </table:table-cell>
          <table:table-cell office:value-type="float" office:value="0.57530000000000003" table:style-name="ce1">
            <text:p>0.5753</text:p>
          </table:table-cell>
          <table:table-cell office:value-type="float" office:value="0.15870000000000001" table:style-name="ce1">
            <text:p>0.1587</text:p>
          </table:table-cell>
          <table:table-cell office:value-type="float" office:value="-1.391" table:style-name="ce1">
            <text:p>-1.391</text:p>
          </table:table-cell>
          <table:table-cell office:value-type="float" office:value="-0.37519999999999998" table:style-name="ce1">
            <text:p>-0.3752</text:p>
          </table:table-cell>
          <table:table-cell office:value-type="float" office:value="-1.04E-2" table:style-name="ce1">
            <text:p>-0.0104</text:p>
          </table:table-cell>
          <table:table-cell office:value-type="float" office:value="0.26679999999999998" table:style-name="ce1">
            <text:p>0.2668</text:p>
          </table:table-cell>
          <table:table-cell office:value-type="float" office:value="-1.1192" table:style-name="ce1">
            <text:p>-1.1192</text:p>
          </table:table-cell>
          <table:table-cell office:value-type="float" office:value="0.1198" table:style-name="ce1">
            <text:p>0.1198</text:p>
          </table:table-cell>
          <table:table-cell office:value-type="float" office:value="-0.39979999999999999" table:style-name="ce1">
            <text:p>-0.3998</text:p>
          </table:table-cell>
          <table:table-cell office:value-type="float" office:value="-0.80169999999999997" table:style-name="ce1">
            <text:p>-0.8017</text:p>
          </table:table-cell>
          <table:table-cell office:value-type="float" office:value="-0.22770000000000001" table:style-name="ce1">
            <text:p>-0.2277</text:p>
          </table:table-cell>
          <table:table-cell office:value-type="float" office:value="0.11070000000000001" table:style-name="ce1">
            <text:p>0.1107</text:p>
          </table:table-cell>
          <table:table-cell office:value-type="float" office:value="-0.15609999999999999" table:style-name="ce1">
            <text:p>-0.1561</text:p>
          </table:table-cell>
          <table:table-cell office:value-type="float" office:value="-4.7000000000000002E-3" table:style-name="ce1">
            <text:p>-0.0047</text:p>
          </table:table-cell>
          <table:table-cell office:value-type="float" office:value="-0.21790000000000001" table:style-name="ce1">
            <text:p>-0.2179</text:p>
          </table:table-cell>
          <table:table-cell office:value-type="float" office:value="4.41E-2" table:style-name="ce1">
            <text:p>0.0441</text:p>
          </table:table-cell>
          <table:table-cell office:value-type="float" office:value="-0.23769999999999999" table:style-name="ce1">
            <text:p>-0.2377</text:p>
          </table:table-cell>
          <table:table-cell office:value-type="float" office:value="-3.7400000000000003E-2" table:style-name="ce1">
            <text:p>-0.0374</text:p>
          </table:table-cell>
          <table:table-cell office:value-type="float" office:value="-1.5782" table:style-name="ce1">
            <text:p>-1.5782</text:p>
          </table:table-cell>
          <table:table-cell office:value-type="float" office:value="8.8099999999999998E-2" table:style-name="ce1">
            <text:p>0.0881</text:p>
          </table:table-cell>
          <table:table-cell office:value-type="float" office:value="-0.20619999999999999" table:style-name="ce1">
            <text:p>-0.2062</text:p>
          </table:table-cell>
          <table:table-cell office:value-type="float" office:value="0.1948" table:style-name="ce1">
            <text:p>0.1948</text:p>
          </table:table-cell>
          <table:table-cell office:value-type="float" office:value="-1.7983" table:style-name="ce1">
            <text:p>-1.7983</text:p>
          </table:table-cell>
          <table:table-cell office:value-type="float" office:value="0.1832" table:style-name="ce1">
            <text:p>0.1832</text:p>
          </table:table-cell>
          <table:table-cell office:value-type="float" office:value="-0.85660000000000003" table:style-name="ce1">
            <text:p>-0.8566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1.4973000000000001" table:style-name="ce1">
            <text:p>1.4973</text:p>
          </table:table-cell>
          <table:table-cell office:value-type="float" office:value="0.51139999999999997" table:style-name="ce1">
            <text:p>0.5114</text:p>
          </table:table-cell>
          <table:table-cell office:value-type="float" office:value="-0.1135" table:style-name="ce1">
            <text:p>-0.1135</text:p>
          </table:table-cell>
          <table:table-cell office:value-type="float" office:value="-6.6799999999999998E-2" table:style-name="ce1">
            <text:p>-0.0668</text:p>
          </table:table-cell>
          <table:table-cell office:value-type="float" office:value="1.0063" table:style-name="ce1">
            <text:p>1.0063</text:p>
          </table:table-cell>
          <table:table-cell office:value-type="float" office:value="0.1203" table:style-name="ce1">
            <text:p>0.1203</text:p>
          </table:table-cell>
          <table:table-cell office:value-type="float" office:value="0.68759999999999999" table:style-name="ce1">
            <text:p>0.6876</text:p>
          </table:table-cell>
          <table:table-cell office:value-type="float" office:value="1.1316999999999999" table:style-name="ce1">
            <text:p>1.1317</text:p>
          </table:table-cell>
          <table:table-cell table:number-columns-repeated="16338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Jia-Jie Mo</dc:creator>
    <meta:creation-date>2020-03-14T23:51:44Z</meta:creation-date>
    <dc:date>2020-05-28T13:21:33Z</dc:date>
    <meta:editing-cycles>2</meta:editing-cycles>
    <meta:editing-duration>PT581S</meta:editing-duration>
  </office:meta>
</office:document-meta>
</file>